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291in"/>
    </style:style>
    <style:style style:name="TableColumn3" style:family="table-column">
      <style:table-column-properties style:column-width="3.1291in"/>
    </style:style>
    <style:style style:name="Table1" style:family="table" style:master-page-name="MP0">
      <style:table-properties style:width="6.258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416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7" style:family="table-cell">
      <style:table-cell-properties fo:border="0.0416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416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TableCell12" style:family="table-cell">
      <style:table-cell-properties fo:border="0.0416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af Felka</meta:initial-creator>
    <dc:creator>Olaf Felka</dc:creator>
    <meta:creation-date>2013-03-08T12:31:00Z</meta:creation-date>
    <dc:date>2013-03-08T12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6" meta:row-count="1" meta:non-whitespace-character-count="6"/>
  </office:meta>
</office:document-meta>
</file>